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26ba32" officeooo:paragraph-rsid="0026ba32" style:font-name-asian="Noto Sans Mono CJK SC" style:font-size-asian="10pt" style:font-name-complex="Liberation Mono" style:font-size-complex="10pt"/>
    </style:style>
    <style:style style:name="P2" style:family="paragraph" style:parent-style-name="Standard">
      <style:text-properties officeooo:rsid="0016a999" officeooo:paragraph-rsid="0016a999"/>
    </style:style>
    <style:style style:name="P3" style:family="paragraph" style:parent-style-name="Standard">
      <style:text-properties officeooo:rsid="002a8040" officeooo:paragraph-rsid="002a8040"/>
    </style:style>
    <style:style style:name="P4" style:family="paragraph" style:parent-style-name="Standard">
      <style:text-properties officeooo:rsid="005de7e8" officeooo:paragraph-rsid="005de7e8"/>
    </style:style>
    <style:style style:name="P5" style:family="paragraph" style:parent-style-name="Standard">
      <style:text-properties officeooo:rsid="005f58f8" officeooo:paragraph-rsid="005f58f8"/>
    </style:style>
    <style:style style:name="P6" style:family="paragraph" style:parent-style-name="Standard">
      <style:text-properties officeooo:rsid="0062bacd" officeooo:paragraph-rsid="0062bacd"/>
    </style:style>
    <style:style style:name="P7" style:family="paragraph" style:parent-style-name="Standard">
      <style:text-properties officeooo:paragraph-rsid="00697559"/>
    </style:style>
    <style:style style:name="P8" style:family="paragraph" style:parent-style-name="Standard">
      <style:text-properties officeooo:rsid="00697559" officeooo:paragraph-rsid="00697559"/>
    </style:style>
    <style:style style:name="P9" style:family="paragraph" style:parent-style-name="Standard">
      <style:text-properties officeooo:rsid="005b7b40" officeooo:paragraph-rsid="00697559"/>
    </style:style>
    <style:style style:name="P10" style:family="paragraph" style:parent-style-name="Text_20_body">
      <style:text-properties officeooo:rsid="005de7e8" officeooo:paragraph-rsid="005de7e8"/>
    </style:style>
    <style:style style:name="P11" style:family="paragraph" style:parent-style-name="Text_20_body">
      <style:text-properties officeooo:rsid="0064a37a" officeooo:paragraph-rsid="0064a37a"/>
    </style:style>
    <style:style style:name="P12" style:family="paragraph" style:parent-style-name="Text_20_body">
      <style:text-properties officeooo:paragraph-rsid="0064a37a"/>
    </style:style>
    <style:style style:name="P13" style:family="paragraph" style:parent-style-name="Text_20_body">
      <style:text-properties officeooo:rsid="00667a94" officeooo:paragraph-rsid="00667a94"/>
    </style:style>
    <style:style style:name="P14" style:family="paragraph" style:parent-style-name="Text_20_body">
      <style:text-properties officeooo:rsid="0066ab8b" officeooo:paragraph-rsid="0066ab8b"/>
    </style:style>
    <style:style style:name="P15" style:family="paragraph" style:parent-style-name="Text_20_body">
      <style:text-properties officeooo:paragraph-rsid="00697559"/>
    </style:style>
    <style:style style:name="P16" style:family="paragraph" style:parent-style-name="código">
      <style:text-properties fo:font-weight="bold" style:font-weight-asian="bold" style:font-weight-complex="bold"/>
    </style:style>
    <style:style style:name="P17" style:family="paragraph" style:parent-style-name="código">
      <style:text-properties officeooo:paragraph-rsid="0062bacd"/>
    </style:style>
    <style:style style:name="P18" style:family="paragraph" style:parent-style-name="código">
      <style:text-properties officeooo:paragraph-rsid="00697559"/>
    </style:style>
    <style:style style:name="P19" style:family="paragraph" style:parent-style-name="Heading_20_2">
      <style:paragraph-properties fo:break-before="page"/>
      <style:text-properties style:font-name="Liberation Sans" fo:font-size="16.1000003814697pt" fo:font-weight="bold" officeooo:rsid="0066ab8b" officeooo:paragraph-rsid="0066ab8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Heading_20_3">
      <style:paragraph-properties fo:break-before="page"/>
      <style:text-properties style:font-name="Liberation Sans" fo:font-size="14.1000003814697pt" fo:font-weight="bold" officeooo:rsid="0062bacd" officeooo:paragraph-rsid="0062bacd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Heading_20_3">
      <style:paragraph-properties fo:break-before="page"/>
      <style:text-properties style:font-name="Liberation Sans" fo:font-size="14.1000003814697pt" fo:font-weight="bold" officeooo:rsid="0060fc89" officeooo:paragraph-rsid="0060fc89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Standard" style:list-style-name="L1">
      <style:text-properties officeooo:paragraph-rsid="002594b2"/>
    </style:style>
    <style:style style:name="P23" style:family="paragraph" style:parent-style-name="Standard" style:list-style-name="L2">
      <style:text-properties officeooo:rsid="0060fc89" officeooo:paragraph-rsid="0060fc89"/>
    </style:style>
    <style:style style:name="P24" style:family="paragraph" style:parent-style-name="Standard" style:list-style-name="L2">
      <style:text-properties officeooo:rsid="005de7e8" officeooo:paragraph-rsid="005de7e8"/>
    </style:style>
    <style:style style:name="P25" style:family="paragraph" style:parent-style-name="Text_20_body" style:list-style-name="L1"/>
    <style:style style:name="P26" style:family="paragraph" style:parent-style-name="Text_20_body" style:list-style-name="L3">
      <style:text-properties officeooo:rsid="0064a37a" officeooo:paragraph-rsid="0064a37a"/>
    </style:style>
    <style:style style:name="P27" style:family="paragraph" style:parent-style-name="Text_20_body" style:list-style-name="L3">
      <style:text-properties officeooo:rsid="00667a94" officeooo:paragraph-rsid="00667a94"/>
    </style:style>
    <style:style style:name="P28" style:family="paragraph" style:parent-style-name="Text_20_body">
      <style:text-properties officeooo:rsid="00697559" officeooo:paragraph-rsid="00697559"/>
    </style:style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Liberation Mono" fo:font-size="8pt" officeooo:rsid="005f58f8" style:font-name-asian="Noto Sans Mono CJK SC" style:font-size-asian="10pt" style:font-name-complex="Liberation Mono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8.2000007629395pt" fo:font-weight="bold" officeooo:rsid="005de7e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officeooo:rsid="00697559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icio <text:span text:style-name="T3">Pig [obrigatorio]</text:span></text:h>
      <text:p text:style-name="P10">Neste exercicio realizarás unha serie de consultas sobre un dataset con información do servizo de bikesharing da cidade de Helsinki.</text:p>
      <text:p text:style-name="P10">Podes descargar o dataset desde a páxina de Kaggle:</text:p>
      <text:p text:style-name="P10"><text:a xlink:type="simple" xlink:href="https://www.kaggle.com/datasets/geometrein/helsinki-city-bikes" text:style-name="Internet_20_link" text:visited-style-name="Visited_20_Internet_20_Link">https://www.kaggle.com/datasets/geometrein/helsinki-city-bikes</text:a> </text:p>
      <text:p text:style-name="P10">Para evitar saturación da rede na clase, podes descargar o dataset de lugares alternativos que che proporcione o profesor.</text:p>
      <text:h text:style-name="Heading_20_2" text:outline-level="2">Obxectivos</text:h>
      <text:list xml:id="list4163169779" text:style-name="L1">
        <text:list-item>
          <text:p text:style-name="P22"><text:bookmark text:name="yui_3_17_2_1_1670804473607_28"/>Cargar un dataset relativamente grande en HDFS </text:p>
        </text:list-item>
        <text:list-item>
          <text:p text:style-name="P29">Realizar consultas sobre datasets con linguaxes de alto nivel (Pig Latin) </text:p>
        </text:list-item>
        <text:list-item>
          <text:p text:style-name="P25">Utilizar un clúster Hadoop para procesar grandes cantidades de datos </text:p>
        </text:list-item>
      </text:list>
      <text:h text:style-name="Heading_20_2" text:outline-level="2">Indicacións</text:h>
      <text:p text:style-name="P2"/>
      <text:list xml:id="list1122102488" text:style-name="L2">
        <text:list-item>
          <text:p text:style-name="P23">Mostra as primeiras filas do dataset para comprender os datos</text:p>
        </text:list-item>
        <text:list-item>
          <text:p text:style-name="P24">Crea un ficheiro de mostra a partir do ficheiro orixinal para examinar os datos</text:p>
        </text:list-item>
        <text:list-item>
          <text:p text:style-name="P24">Elimina a primeira liña (Pig non traballa con headers)</text:p>
        </text:list-item>
        <text:list-item>
          <text:p text:style-name="P24">Usa pig en modo local para experimentar coas consultas con poucos datos</text:p>
        </text:list-item>
        <text:list-item>
          <text:p text:style-name="P24">Elimina a primeira liña do dataset orixinal</text:p>
        </text:list-item>
        <text:list-item>
          <text:p text:style-name="P24">Sube o dataset a HDFS</text:p>
        </text:list-item>
        <text:list-item>
          <text:p text:style-name="P24">Usa pig sobre HDFS para executar as consultas sobre o dataset completo</text:p>
        </text:list-item>
      </text:list>
      <text:p text:style-name="P4"/>
      <text:p text:style-name="P4"/>
      <text:h text:style-name="Heading_20_2" text:outline-level="2">Axuda</text:h>
      <text:p text:style-name="P5">Pig non traballa con headers. Se encontras un dataset con headers na primeira liña o mellor é eliminar esa liña antes de cargar o dataset con Pig. Hai moitas maneiras de facelo, unha delas pode ser a seguinte:</text:p>
      <text:p text:style-name="P5"/>
      <text:p text:style-name="código"><text:span text:style-name="Source_20_Text">sed -i 1d </text:span><text:span text:style-name="Source_20_Text"><text:span text:style-name="T1">nome_ficheiro</text:span></text:span></text:p>
      <text:p text:style-name="P5">sudo su hadoop</text:p>
      <text:p text:style-name="P3"><text:line-break/></text:p>
      <text:h text:style-name="P20" text:outline-level="3">Preparar os datos</text:h>
      <text:p text:style-name="P6">O primeiro é comprender os datos do dataset:</text:p>
      <text:p text:style-name="Standard"/>
      <text:p text:style-name="código">root@hadoop-master:/vagrant# head database.csv </text:p>
      <text:p text:style-name="P16">departure,return,departure_id,departure_name,return_id,return_name,distance (m),duration (sec.),avg_speed (km/h),departure_latitude,departure_longitude,return_latitude,return_longitude,Air temperature (degC)</text:p>
      <text:p text:style-name="P16"/>
      <text:p text:style-name="código">2020-03-23 06:09:44,2020-03-23 06:16:26,86,Kuusitie,111.0,Esterinportti,1747.0,401.0,0.2613965087281795,60.1952452,24.9018997,60.1975724,24.9267808,0.9</text:p>
      <text:p text:style-name="código"/>
      <text:p text:style-name="código">2020-03-23 06:11:58,2020-03-23 06:26:31,26,Kamppi (M),10.0,Kasarmitori,1447.0,869.0,0.0999079401611047,60.1686095,24.9305373,60.1650171805,24.94947287873,0.9</text:p>
      <text:p text:style-name="código"/>
      <text:p text:style-name="código">2020-03-23 06:16:29,2020-03-23 06:24:23,268,Porolahden koulu,254.0,Agnetankuja,1772.0,469.0,0.2266950959488273,60.19553971683871,25.053580944057305,60.187234122757424,25.036412289626025,0.9</text:p>
      <text:p text:style-name="código"/>
      <text:p text:style-name="P17">2020-03-23 06:33:53,2020-03-23 07:14:03,751,Vallipolku,106.0,Korppaanmäentie,7456.0,2406.0,0.185935162094763,60.227827,24.819614,60.2034735,24.8989297,0.9</text:p>
      <text:p text:style-name="P17"/>
      <text:p text:style-name="código">2020-03-23 06:36:09,2020-03-23 07:04:10,62,Länsisatamankatu,121.0,Vilhonvuorenkatu,7120.0,1679.0,0.2544371649791542,60.1589276,24.909692,60.1864633,24.9678718,0.9</text:p>
      <text:p text:style-name="Standard"/>
      <text:p text:style-name="P6">Observamos que os valores están separados por comas e que hai 14 campos.</text:p>
      <text:p text:style-name="Standard"/>
      <text:p text:style-name="P6">Crear un extracto do ficheiro co que facer probas:</text:p>
      <text:p text:style-name="P6"/>
      <text:p text:style-name="P6">hadoop@hadoop-master:/vagrant$ head -1000 database.csv &gt; ~/testbikes.csv</text:p>
      <text:p text:style-name="P6"/>
      <text:p text:style-name="P6">Eliminamos as cabeceiras: </text:p>
      <text:p text:style-name="P6"/>
      <text:p text:style-name="código">hadoop@hadoop-master:~$ <text:span text:style-name="T2">sed -i 1d testbikes.csv </text:span></text:p>
      <text:p text:style-name="código"/>
      <text:p text:style-name="código">hadoop@hadoop-master:~$ head testbikes.csv </text:p>
      <text:p text:style-name="código">2020-03-23 06:09:44,2020-03-23 06:16:26,86,Kuusitie,111.0,Esterinportti,1747.0,401.0,0.2613965087281795,60.1952452,24.9018997,60.1975724,24.9267808,0.9</text:p>
      <text:p text:style-name="código"/>
      <text:p text:style-name="código">2020-03-23 06:11:58,2020-03-23 06:26:31,26,Kamppi (M),10.0,Kasarmitori,1447.0,869.0,0.0999079401611047,60.1686095,24.9305373,60.1650171805,24.94947287873,0.9</text:p>
      <text:p text:style-name="código"/>
      <text:p text:style-name="código">2020-03-23 06:16:29,2020-03-23 06:24:23,268,Porolahden koulu,254.0,Agnetankuja,1772.0,469.0,0.2266950959488273,60.19553971683871,25.053580944057305,60.187234122757424,25.036412289626025,0.9</text:p>
      <text:p text:style-name="P6"/>
      <text:p text:style-name="P6"/>
      <text:h text:style-name="P21" text:outline-level="3">Consultas</text:h>
      <text:p text:style-name="P14">Utiliza DUMP para mostrar os resultados. Non é necesario que os escribas a disco (STORE).</text:p>
      <text:list xml:id="list758953322" text:style-name="L3">
        <text:list-item>
          <text:p text:style-name="P26">Cantos rexistros ten o dataset</text:p>
        </text:list-item>
        <text:list-item>
          <text:p text:style-name="P26">Cales son as 5 estacións con maior número de saídas</text:p>
        </text:list-item>
        <text:list-item>
          <text:p text:style-name="P26">Cales son as 5 estacións con maior número de chegadas</text:p>
        </text:list-item>
        <text:list-item>
          <text:p text:style-name="P26">Cal é a viaxe coa maior distancia percorrida</text:p>
        </text:list-item>
        <text:list-item>
          <text:p text:style-name="P26">Canta distancia se ten percorrido en total tendo en conta todas as viaxes</text:p>
        </text:list-item>
        <text:list-item>
          <text:p text:style-name="P26">Cal é a distancia media percorrida por viaxe</text:p>
        </text:list-item>
        <text:list-item>
          <text:p text:style-name="P26">Cal é a viaxe de maior duración</text:p>
        </text:list-item>
        <text:list-item>
          <text:p text:style-name="P26">Cal é a duración media das viaxes</text:p>
        </text:list-item>
        <text:list-item>
          <text:p text:style-name="P26">Cal é a velocidade media das viaxes</text:p>
        </text:list-item>
        <text:list-item>
          <text:p text:style-name="P26">Cantas viaxes se fixeron con temperatura menor que 0ºC</text:p>
        </text:list-item>
        <text:list-item>
          <text:p text:style-name="P26">Cantas viaxes se fixeron con temperatura entre os 15 e 25º</text:p>
        </text:list-item>
        <text:list-item>
          <text:p text:style-name="P27">Pensa 3 novas consultas que poidan ser interesantes</text:p>
        </text:list-item>
      </text:list>
      <text:p text:style-name="P13"/>
      <text:p text:style-name="P13">Pista: podes revisar os notebooks de Kaggle para ver que tipo de preguntas teñen feito ao dataset</text:p>
      <text:p text:style-name="P11"/>
      <text:p text:style-name="P12"/>
      <text:h text:style-name="Heading_20_2" text:outline-level="2">Entrega</text:h>
      <text:p text:style-name="P14">Pega o código das consultas na páxina de entrega de código no espazo en gris</text:p>
      <text:p text:style-name="P14">Pega o resultado das consultas na páxina de entrega de resultados no espazo en gris.</text:p>
      <text:h text:style-name="P19" text:outline-level="2">Entrega de código</text:h>
      <text:p text:style-name="Standard"/>
      <text:p text:style-name="Text_20_body"><text:span text:style-name="T4">1. </text:span>Cantos rexistros ten o dataset</text:p>
      <text:p text:style-name="código"/>
      <text:p text:style-name="P15"><text:span text:style-name="T4">2. </text:span>Cales son as 5 estacións con maior número de saídas</text:p>
      <text:p text:style-name="código"/>
      <text:p text:style-name="P15"><text:span text:style-name="T4">3. </text:span>Cales son as 5 estacións con maior número de chegadas</text:p>
      <text:p text:style-name="código"/>
      <text:p text:style-name="P15"><text:span text:style-name="T4">4. </text:span>Cal é a viaxe coa maior distancia percorrida</text:p>
      <text:p text:style-name="código"/>
      <text:p text:style-name="P15"><text:span text:style-name="T4">5. </text:span>Canta distancia se ten percorrido en total tendo en conta todas as viaxes</text:p>
      <text:p text:style-name="código"/>
      <text:p text:style-name="P15"><text:span text:style-name="T4">6. </text:span>Cal é a distancia media percorrida por viaxe</text:p>
      <text:p text:style-name="código"/>
      <text:p text:style-name="P15"><text:span text:style-name="T4">7. </text:span>Cal é a viaxe de maior duración</text:p>
      <text:p text:style-name="código"/>
      <text:p text:style-name="P15"><text:span text:style-name="T4">8. </text:span>Cal é a duración media das viaxes</text:p>
      <text:p text:style-name="código"/>
      <text:p text:style-name="P15"><text:span text:style-name="T4">9. </text:span>Cal é a velocidade media das viaxes</text:p>
      <text:p text:style-name="código"/>
      <text:p text:style-name="P15"><text:span text:style-name="T4">10. </text:span>Cantas viaxes se fixeron con temperatura menor que 0ºC</text:p>
      <text:p text:style-name="código"/>
      <text:p text:style-name="P15"><text:span text:style-name="T4">11. </text:span>Cantas viaxes se fixeron con temperatura entre os 15 e 25º</text:p>
      <text:p text:style-name="código"/>
      <text:p text:style-name="P15"><text:span text:style-name="T4">12. </text:span>Pensa 3 novas consultas que poidan ser interesantes</text:p>
      <text:p text:style-name="P28">12.1</text:p>
      <text:p text:style-name="código"/>
      <text:p text:style-name="P7"/>
      <text:p text:style-name="P8">12.2</text:p>
      <text:p text:style-name="código"/>
      <text:p text:style-name="Standard"/>
      <text:p text:style-name="P8">12.3</text:p>
      <text:p text:style-name="código"/>
      <text:p text:style-name="Standard"/>
      <text:h text:style-name="P19" text:outline-level="2">Entrega de resultados</text:h>
      <text:p text:style-name="P1"/>
      <text:p text:style-name="P7"/>
      <text:p text:style-name="P15"><text:span text:style-name="T4">1. </text:span>Cantos rexistros ten o dataset</text:p>
      <text:p text:style-name="P18"/>
      <text:p text:style-name="P15"><text:span text:style-name="T4">2. </text:span>Cales son as 5 estacións con maior número de saídas</text:p>
      <text:p text:style-name="P18"/>
      <text:p text:style-name="P15"><text:span text:style-name="T4">3. </text:span>Cales son as 5 estacións con maior número de chegadas</text:p>
      <text:p text:style-name="P18"/>
      <text:p text:style-name="P15"><text:span text:style-name="T4">4. </text:span>Cal é a viaxe coa maior distancia percorrida</text:p>
      <text:p text:style-name="P18"/>
      <text:p text:style-name="P15"><text:span text:style-name="T4">5. </text:span>Canta distancia se ten percorrido en total tendo en conta todas as viaxes</text:p>
      <text:p text:style-name="P18"/>
      <text:p text:style-name="P15"><text:span text:style-name="T4">6. </text:span>Cal é a distancia media percorrida por viaxe</text:p>
      <text:p text:style-name="P18"/>
      <text:p text:style-name="P15"><text:span text:style-name="T4">7. </text:span>Cal é a viaxe de maior duración</text:p>
      <text:p text:style-name="P18"/>
      <text:p text:style-name="P15"><text:span text:style-name="T4">8. </text:span>Cal é a duración media das viaxes</text:p>
      <text:p text:style-name="P18"/>
      <text:p text:style-name="P15"><text:span text:style-name="T4">9. </text:span>Cal é a velocidade media das viaxes</text:p>
      <text:p text:style-name="P18"/>
      <text:p text:style-name="P15"><text:span text:style-name="T4">10. </text:span>Cantas viaxes se fixeron con temperatura menor que 0ºC</text:p>
      <text:p text:style-name="P18"/>
      <text:p text:style-name="P15"><text:span text:style-name="T4">11. </text:span>Cantas viaxes se fixeron con temperatura entre os 15 e 25º</text:p>
      <text:p text:style-name="P18"/>
      <text:p text:style-name="P15"><text:span text:style-name="T4">12. </text:span>Pensa 3 novas consultas que poidan ser interesantes</text:p>
      <text:p text:style-name="P28">12.1</text:p>
      <text:p text:style-name="P18"/>
      <text:p text:style-name="P7"/>
      <text:p text:style-name="P8">12.2</text:p>
      <text:p text:style-name="P18"/>
      <text:p text:style-name="P7"/>
      <text:p text:style-name="P8">12.3</text:p>
      <text:p text:style-name="P18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2-13T17:36:47.195000000</dc:date>
    <meta:editing-duration>PT3H42M55S</meta:editing-duration>
    <meta:editing-cycles>59</meta:editing-cycles>
    <meta:document-statistic meta:table-count="0" meta:image-count="0" meta:object-count="0" meta:page-count="5" meta:paragraph-count="90" meta:word-count="715" meta:character-count="5410" meta:non-whitespace-character-count="4797"/>
  </office:meta>
</office:document-meta>
</file>